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8.12mm" svg:height="68.64mm" svg:x="338.94mm" svg:y="76.74mm">
            <draw:object draw:notify-on-update-of-ranges="Sheet1.B1:Sheet1.L1 Sheet1.A2:Sheet1.A2 Sheet1.B2:Sheet1.L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3.71mm" svg:height="58.13mm" svg:x="168.23mm" svg:y="236.16mm">
            <draw:object draw:notify-on-update-of-ranges="Sheet1.B1:Sheet1.L1 Sheet1.A9:Sheet1.A9 Sheet1.B9:Sheet1.L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7.38mm" svg:height="52.25mm" svg:x="299.01mm" svg:y="236.71mm">
            <draw:object draw:notify-on-update-of-ranges="Sheet1.B1:Sheet1.L1 Sheet1.A10:Sheet1.A10 Sheet1.B10:Sheet1.L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13.98mm" svg:height="56.14mm" svg:x="37.73mm" svg:y="308.12mm">
            <draw:object draw:notify-on-update-of-ranges="Sheet1.B1:Sheet1.L1 Sheet1.A11:Sheet1.A11 Sheet1.B11:Sheet1.L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33.26mm" svg:height="61.2mm" svg:x="175.94mm" svg:y="306.51mm">
            <draw:object draw:notify-on-update-of-ranges="Sheet1.B1:Sheet1.L1 Sheet1.A12:Sheet1.A12 Sheet1.B12:Sheet1.L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19.86mm" svg:height="67.42mm" svg:x="359.77mm" svg:y="153.37mm">
            <draw:object draw:notify-on-update-of-ranges="Sheet1.B1:Sheet1.L1 Sheet1.A13:Sheet1.A13 Sheet1.B13:Sheet1.L1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>
            <text:p>memtest</text:p>
          </table:table-cell>
          <table:table-cell table:style-name="ce1" office:value-type="string" calcext:value-type="string">
            <text:p>1M</text:p>
          </table:table-cell>
          <table:table-cell table:style-name="ce1" office:value-type="string" calcext:value-type="string">
            <text:p>2M</text:p>
          </table:table-cell>
          <table:table-cell table:style-name="ce1" office:value-type="string" calcext:value-type="string">
            <text:p><text:s/>3M</text:p>
          </table:table-cell>
          <table:table-cell table:style-name="ce1" office:value-type="string" calcext:value-type="string">
            <text:p><text:s/>4M</text:p>
          </table:table-cell>
          <table:table-cell table:style-name="ce1" office:value-type="string" calcext:value-type="string">
            <text:p><text:s/>5M</text:p>
          </table:table-cell>
          <table:table-cell table:style-name="ce1" office:value-type="string" calcext:value-type="string">
            <text:p>6M</text:p>
          </table:table-cell>
          <table:table-cell table:style-name="ce1" office:value-type="string" calcext:value-type="string">
            <text:p>7M</text:p>
          </table:table-cell>
          <table:table-cell table:style-name="ce1" office:value-type="string" calcext:value-type="string">
            <text:p>8M</text:p>
          </table:table-cell>
          <table:table-cell table:style-name="ce1" office:value-type="string" calcext:value-type="string">
            <text:p>9M</text:p>
          </table:table-cell>
          <table:table-cell table:style-name="ce1" office:value-type="string" calcext:value-type="string">
            <text:p>10M</text:p>
          </table:table-cell>
          <table:table-cell table:style-name="ce1" office:value-type="string" calcext:value-type="string">
            <text:p>11M</text:p>
          </table:table-cell>
          <table:table-cell table:style-name="ce1" table:number-columns-repeated="2"/>
          <table:table-cell table:number-columns-repeated="5"/>
        </table:table-row>
        <table:table-row table:style-name="ro2">
          <table:table-cell table:style-name="ce1" office:value-type="string" calcext:value-type="string">
            <text:p>time /s</text:p>
          </table:table-cell>
          <table:table-cell table:style-name="ce1" office:value-type="float" office:value="0.293965" calcext:value-type="float">
            <text:p>0.293965</text:p>
          </table:table-cell>
          <table:table-cell table:style-name="ce1" office:value-type="float" office:value="0.934782" calcext:value-type="float">
            <text:p>0.934782</text:p>
          </table:table-cell>
          <table:table-cell table:style-name="ce1" office:value-type="float" office:value="1.513385" calcext:value-type="float">
            <text:p>1.513385</text:p>
          </table:table-cell>
          <table:table-cell table:style-name="ce1" office:value-type="float" office:value="2.480787" calcext:value-type="float">
            <text:p>2.480787</text:p>
          </table:table-cell>
          <table:table-cell table:style-name="ce1" office:value-type="float" office:value="3.61945" calcext:value-type="float">
            <text:p>3.61945</text:p>
          </table:table-cell>
          <table:table-cell table:style-name="ce1" office:value-type="float" office:value="5.054926" calcext:value-type="float">
            <text:p>5.054926</text:p>
          </table:table-cell>
          <table:table-cell table:style-name="ce1" office:value-type="float" office:value="6.58136" calcext:value-type="float">
            <text:p>6.58136</text:p>
          </table:table-cell>
          <table:table-cell table:style-name="ce1" table:number-columns-repeated="7"/>
          <table:table-cell table:style-name="ce1" office:value-type="string" calcext:value-type="string">
            <text:p>cache 5m</text:p>
          </table:table-cell>
          <table:table-cell table:style-name="ce1"/>
          <table:table-cell table:number-columns-repeated="2"/>
        </table:table-row>
        <table:table-row table:style-name="ro2">
          <table:table-cell table:style-name="ce1" office:value-type="string" calcext:value-type="string">
            <text:p>miss</text:p>
          </table:table-cell>
          <table:table-cell table:style-name="ce1" table:number-columns-repeated="13"/>
          <table:table-cell table:number-columns-repeated="4"/>
          <table:table-cell table:style-name="ce5" office:value-type="string" calcext:value-type="string" table:number-columns-spanned="1" table:number-rows-spanned="3">
            <text:p>和</text:p>
          </table:table-cell>
        </table:table-row>
        <table:table-row table:style-name="ro2">
          <table:table-cell table:style-name="ce1" office:value-type="string" calcext:value-type="string">
            <text:p>references</text:p>
          </table:table-cell>
          <table:table-cell table:style-name="ce1" table:number-columns-repeated="13"/>
          <table:table-cell table:number-columns-repeated="4"/>
          <table:covered-table-cell/>
        </table:table-row>
        <table:table-row table:style-name="ro2">
          <table:table-cell table:number-columns-repeated="18"/>
          <table:covered-table-cell/>
        </table:table-row>
        <table:table-row table:style-name="ro2" table:number-rows-repeated="3">
          <table:table-cell table:number-columns-repeated="19"/>
        </table:table-row>
        <table:table-row table:style-name="ro2">
          <table:table-cell table:style-name="ce1" office:value-type="string" calcext:value-type="string">
            <text:p>time2</text:p>
          </table:table-cell>
          <table:table-cell table:style-name="ce1" table:number-columns-repeated="13"/>
          <table:table-cell/>
          <table:table-cell table:style-name="ce1" office:value-type="string" calcext:value-type="string">
            <text:p>memtest -m 4 -c 0 -i 100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time3</text:p>
          </table:table-cell>
          <table:table-cell table:style-name="ce1" table:number-columns-repeated="13"/>
          <table:table-cell/>
          <table:table-cell office:value-type="string" calcext:value-type="string">
            <text:p>5m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time4</text:p>
          </table:table-cell>
          <table:table-cell table:style-name="ce1" table:number-columns-repeated="13"/>
          <table:table-cell/>
          <table:table-cell office:value-type="string" calcext:value-type="string">
            <text:p>7m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time5</text:p>
          </table:table-cell>
          <table:table-cell table:style-name="ce1" table:number-columns-repeated="13"/>
          <table:table-cell/>
          <table:table-cell office:value-type="string" calcext:value-type="string">
            <text:p>15m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time6</text:p>
          </table:table-cell>
          <table:table-cell table:style-name="ce1" table:number-columns-repeated="12"/>
          <table:table-cell table:style-name="ce1" office:value-type="string" calcext:value-type="string">
            <text:p>1m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miss</text:p>
          </table:table-cell>
          <table:table-cell table:style-name="ce1" table:number-columns-repeated="13"/>
          <table:table-cell table:number-columns-repeated="5"/>
        </table:table-row>
        <table:table-row table:style-name="ro2" table:number-rows-repeated="4">
          <table:table-cell table:style-name="ce1" table:number-columns-repeated="14"/>
          <table:table-cell table:number-columns-repeated="5"/>
        </table:table-row>
        <table:table-row table:style-name="ro3">
          <table:table-cell table:style-name="ce1" table:number-columns-repeated="12"/>
          <table:table-cell/>
          <table:table-cell table:style-name="ce3"/>
          <table:table-cell table:number-columns-repeated="5"/>
        </table:table-row>
        <table:table-row table:style-name="ro2">
          <table:table-cell table:style-name="ce1" table:number-columns-repeated="12"/>
          <table:table-cell table:number-columns-repeated="7"/>
        </table:table-row>
        <table:table-row table:style-name="ro2" table:number-rows-repeated="5">
          <table:table-cell table:number-columns-repeated="19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654074" calcext:value-type="float">
            <text:p>0.654074</text:p>
          </table:table-cell>
          <table:table-cell office:value-type="string" calcext:value-type="string">
            <text:p><text:s/>s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691171" calcext:value-type="float">
            <text:p>0.691171</text:p>
          </table:table-cell>
          <table:table-cell office:value-type="string" calcext:value-type="string">
            <text:p><text:s/>s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32674" calcext:value-type="float">
            <text:p>0.732674</text:p>
          </table:table-cell>
          <table:table-cell office:value-type="string" calcext:value-type="string">
            <text:p><text:s/>s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645419" calcext:value-type="float">
            <text:p>0.645419</text:p>
          </table:table-cell>
          <table:table-cell office:value-type="string" calcext:value-type="string">
            <text:p><text:s/>s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645361" calcext:value-type="float">
            <text:p>0.645361</text:p>
          </table:table-cell>
          <table:table-cell office:value-type="string" calcext:value-type="string">
            <text:p><text:s/>s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6437" calcext:value-type="float">
            <text:p>0.6437</text:p>
          </table:table-cell>
          <table:table-cell office:value-type="string" calcext:value-type="string">
            <text:p><text:s/>s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63393" calcext:value-type="float">
            <text:p>0.63393</text:p>
          </table:table-cell>
          <table:table-cell office:value-type="string" calcext:value-type="string">
            <text:p><text:s/>s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647015" calcext:value-type="float">
            <text:p>0.647015</text:p>
          </table:table-cell>
          <table:table-cell office:value-type="string" calcext:value-type="string">
            <text:p><text:s/>s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646292" calcext:value-type="float">
            <text:p>0.646292</text:p>
          </table:table-cell>
          <table:table-cell office:value-type="string" calcext:value-type="string">
            <text:p><text:s/>s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641724" calcext:value-type="float">
            <text:p>0.641724</text:p>
          </table:table-cell>
          <table:table-cell office:value-type="string" calcext:value-type="string">
            <text:p><text:s/>s</text:p>
          </table:table-cell>
          <table:table-cell table:number-columns-repeated="15"/>
        </table:table-row>
        <table:table-row table:style-name="ro2">
          <table:table-cell table:number-columns-repeated="2"/>
          <table:table-cell table:formula="of:=SUM([.C26:.C35])" office:value-type="float" office:value="6.58136" calcext:value-type="float">
            <text:p>6.58136</text:p>
          </table:table-cell>
          <table:table-cell table:number-columns-repeated="2"/>
          <table:table-cell table:formula="of:=SUM([.F26:.F35])" office:value-type="float" office:value="0" calcext:value-type="float">
            <text:p>0</text:p>
          </table:table-cell>
          <table:table-cell table:number-columns-repeated="3"/>
          <table:table-cell table:formula="of:=SUM([.J26:.J35])"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00/00/00</text:date>, <text:time style:data-style-name="N2" text:time-value="16:13:27.418854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1:46:16.302643865</meta:creation-date>
    <dc:date>2019-08-28T16:32:07.775203969</dc:date>
    <meta:editing-duration>PT1H32M9S</meta:editing-duration>
    <meta:editing-cycles>21</meta:editing-cycles>
    <meta:generator>LibreOffice/6.0.7.3$Linux_X86_64 LibreOffice_project/00m0$Build-3</meta:generator>
    <meta:document-statistic meta:table-count="1" meta:cell-count="7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 draw:opacity-name="ChartTransparencyGradient_20_1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813cm" svg:height="6.865cm" xlink:href=".." xlink:type="simple" chart:class="chart:line" chart:style-name="ch1">
        <chart:title svg:x="5.518cm" svg:y="0.273cm" chart:style-name="ch2">
          <text:p>5m</text:p>
        </chart:title>
        <chart:legend chart:legend-position="end" svg:x="9.411cm" svg:y="3.133cm" style:legend-expansion="high" chart:style-name="ch3"/>
        <chart:plot-area chart:style-name="ch4" table:cell-range-address="Sheet1.A1:Sheet1.L2" chart:data-source-has-labels="both" svg:x="1.267cm" svg:y="0.557cm" svg:width="8.804cm" svg:height="6.041cm">
          <chartooo:coordinate-region svg:x="1.703cm" svg:y="0.756cm" svg:width="8.036cm" svg:height="5.195cm"/>
          <chart:axis chart:dimension="x" chart:name="primary-x" chart:style-name="ch5" chartooo:axis-type="auto">
            <chartooo:date-scale/>
            <chart:title svg:x="5.003cm" svg:y="6.305cm" chart:style-name="ch6">
              <text:p>cache/m</text:p>
            </chart:title>
            <chart:categories table:cell-range-address="Sheet1.B1:Sheet1.L1"/>
          </chart:axis>
          <chart:axis chart:dimension="y" chart:name="primary-y" chart:style-name="ch7">
            <chart:title svg:x="0.471cm" svg:y="4.058cm" chart:style-name="ch8">
              <text:p>time/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Sheet1.B2:Sheet1.L2" chart:label-cell-address="Sheet1.A2:Sheet1.A2" chart:class="chart:line">
            <chart:data-point chart:repeated="2"/>
            <chart:data-point chart:style-name="ch12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 /s</text:p>
                <draw:g>
                  <svg:desc>Sheet1.A2:Sheet1.A2</svg:desc>
                </draw:g>
              </table:table-cell>
              <table:table-cell office:value-type="float" office:value="0.293965">
                <text:p>0.293965</text:p>
                <draw:g>
                  <svg:desc>Sheet1.B2:Sheet1.L2</svg:desc>
                </draw:g>
              </table:table-cell>
              <table:table-cell office:value-type="float" office:value="0.934782">
                <text:p>0.934782</text:p>
              </table:table-cell>
              <table:table-cell office:value-type="float" office:value="1.513385">
                <text:p>1.513385</text:p>
              </table:table-cell>
              <table:table-cell office:value-type="float" office:value="2.480787">
                <text:p>2.480787</text:p>
              </table:table-cell>
              <table:table-cell office:value-type="float" office:value="3.61945">
                <text:p>3.61945</text:p>
              </table:table-cell>
              <table:table-cell office:value-type="float" office:value="5.054926">
                <text:p>5.054926</text:p>
              </table:table-cell>
              <table:table-cell office:value-type="float" office:value="6.58136">
                <text:p>6.58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372cm" svg:height="5.814cm" xlink:href=".." xlink:type="simple" chart:class="chart:line" chart:style-name="ch1">
        <chart:title svg:x="5.298cm" svg:y="0.252cm" chart:style-name="ch2">
          <text:p>4m</text:p>
        </chart:title>
        <chart:legend chart:legend-position="end" svg:x="9.181cm" svg:y="2.608cm" style:legend-expansion="high" chart:style-name="ch3"/>
        <chart:plot-area chart:style-name="ch4" table:cell-range-address="Sheet1.B1:Sheet1.L1 Sheet1.A9:Sheet1.L9" chart:data-source-has-labels="both" svg:x="1.238cm" svg:y="1.147cm" svg:width="7.716cm" svg:height="4.551cm">
          <chartooo:coordinate-region svg:x="1.674cm" svg:y="1.346cm" svg:width="6.763cm" svg:height="3.705cm"/>
          <chart:axis chart:dimension="x" chart:name="primary-x" chart:style-name="ch5" chartooo:axis-type="auto">
            <chartooo:date-scale/>
            <chart:categories table:cell-range-address="Sheet1.B1:Sheet1.L1"/>
          </chart:axis>
          <chart:axis chart:dimension="y" chart:name="primary-y" chart:style-name="ch5">
            <chart:title svg:x="0.451cm" svg:y="4.273cm" chart:style-name="ch6">
              <text:p>Y Axis Title</text:p>
            </chart:title>
            <chart:grid chart:style-name="ch7" chart:class="major"/>
          </chart:axis>
          <chart:series chart:style-name="ch8" chart:values-cell-range-address="Sheet1.B9:Sheet1.L9" chart:label-cell-address="Sheet1.A9:Sheet1.A9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2</text:p>
                <draw:g>
                  <svg:desc>Sheet1.A9:Sheet1.A9</svg:desc>
                </draw:g>
              </table:table-cell>
              <table:table-cell office:value-type="float" office:value="NaN">
                <text:p>NaN</text:p>
                <draw:g>
                  <svg:desc>Sheet1.B9:Sheet1.L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39cm" svg:height="5.226cm" xlink:href=".." xlink:type="simple" chart:class="chart:line" chart:style-name="ch1">
        <chart:title svg:x="4.981cm" svg:y="0.24cm" chart:style-name="ch2">
          <text:p>3m</text:p>
        </chart:title>
        <chart:legend chart:legend-position="end" svg:x="8.548cm" svg:y="2.314cm" style:legend-expansion="high" chart:style-name="ch3"/>
        <chart:plot-area chart:style-name="ch4" table:cell-range-address="Sheet1.B1:Sheet1.L1 Sheet1.A10:Sheet1.L10" chart:data-source-has-labels="both" svg:x="0.214cm" svg:y="1.123cm" svg:width="8.12cm" svg:height="3.999cm">
          <chartooo:coordinate-region svg:x="0.65cm" svg:y="1.322cm" svg:width="7.167cm" svg:height="3.153cm"/>
          <chart:axis chart:dimension="x" chart:name="primary-x" chart:style-name="ch5" chartooo:axis-type="auto">
            <chartooo:date-scale/>
            <chart:categories table:cell-range-address="Sheet1.B1:Sheet1.L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0:Sheet1.L10" chart:label-cell-address="Sheet1.A10:Sheet1.A10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3</text:p>
                <draw:g>
                  <svg:desc>Sheet1.A10:Sheet1.A10</svg:desc>
                </draw:g>
              </table:table-cell>
              <table:table-cell office:value-type="float" office:value="NaN">
                <text:p>NaN</text:p>
                <draw:g>
                  <svg:desc>Sheet1.B10:Sheet1.L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399cm" svg:height="5.615cm" xlink:href=".." xlink:type="simple" chart:class="chart:line" chart:style-name="ch1">
        <chart:title svg:x="5.311cm" svg:y="0.248cm" chart:style-name="ch2">
          <text:p>7m</text:p>
        </chart:title>
        <chart:legend chart:legend-position="end" svg:x="9.208cm" svg:y="2.508cm" style:legend-expansion="high" chart:style-name="ch3"/>
        <chart:plot-area chart:style-name="ch4" table:cell-range-address="Sheet1.B1:Sheet1.L1 Sheet1.A11:Sheet1.L11" chart:data-source-has-labels="both" svg:x="0.227cm" svg:y="1.139cm" svg:width="8.754cm" svg:height="4.364cm">
          <chartooo:coordinate-region svg:x="0.663cm" svg:y="1.338cm" svg:width="7.801cm" svg:height="3.518cm"/>
          <chart:axis chart:dimension="x" chart:name="primary-x" chart:style-name="ch5" chartooo:axis-type="auto">
            <chartooo:date-scale/>
            <chart:categories table:cell-range-address="Sheet1.B1:Sheet1.L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1:Sheet1.L11" chart:label-cell-address="Sheet1.A11:Sheet1.A1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4</text:p>
                <draw:g>
                  <svg:desc>Sheet1.A11:Sheet1.A11</svg:desc>
                </draw:g>
              </table:table-cell>
              <table:table-cell office:value-type="float" office:value="NaN">
                <text:p>NaN</text:p>
                <draw:g>
                  <svg:desc>Sheet1.B11:Sheet1.L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327cm" svg:height="6.121cm" xlink:href=".." xlink:type="simple" chart:class="chart:line" chart:style-name="ch1">
        <chart:title svg:x="6.156cm" svg:y="0.258cm" chart:style-name="ch2">
          <text:p>15m</text:p>
        </chart:title>
        <chart:legend chart:legend-position="end" svg:x="11.136cm" svg:y="2.761cm" style:legend-expansion="high" chart:style-name="ch3"/>
        <chart:plot-area chart:style-name="ch4" table:cell-range-address="Sheet1.B1:Sheet1.L1 Sheet1.A12:Sheet1.L12" chart:data-source-has-labels="both" svg:x="0.266cm" svg:y="1.159cm" svg:width="10.604cm" svg:height="4.84cm">
          <chartooo:coordinate-region svg:x="0.702cm" svg:y="1.358cm" svg:width="9.651cm" svg:height="3.994cm"/>
          <chart:axis chart:dimension="x" chart:name="primary-x" chart:style-name="ch5" chartooo:axis-type="auto">
            <chartooo:date-scale/>
            <chart:categories table:cell-range-address="Sheet1.B1:Sheet1.L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2:Sheet1.L12" chart:label-cell-address="Sheet1.A12:Sheet1.A12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5</text:p>
                <draw:g>
                  <svg:desc>Sheet1.A12:Sheet1.A12</svg:desc>
                </draw:g>
              </table:table-cell>
              <table:table-cell office:value-type="float" office:value="NaN">
                <text:p>NaN</text:p>
                <draw:g>
                  <svg:desc>Sheet1.B12:Sheet1.L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87cm" svg:height="6.743cm" xlink:href=".." xlink:type="simple" chart:class="chart:line" chart:style-name="ch1">
        <chart:legend chart:legend-position="end" svg:x="9.796cm" svg:y="3.072cm" style:legend-expansion="high" chart:style-name="ch2"/>
        <chart:plot-area chart:style-name="ch3" table:cell-range-address="Sheet1.B1:Sheet1.L1 Sheet1.A13:Sheet1.L13" chart:data-source-has-labels="both" svg:x="0.239cm" svg:y="0.134cm" svg:width="9.318cm" svg:height="6.475cm">
          <chartooo:coordinate-region svg:x="0.675cm" svg:y="0.334cm" svg:width="8.365cm" svg:height="5.628cm"/>
          <chart:axis chart:dimension="x" chart:name="primary-x" chart:style-name="ch4" chartooo:axis-type="auto">
            <chartooo:date-scale/>
            <chart:categories table:cell-range-address="Sheet1.B1:Sheet1.L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3:Sheet1.L13" chart:label-cell-address="Sheet1.A13:Sheet1.A13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6</text:p>
                <draw:g>
                  <svg:desc>Sheet1.A13:Sheet1.A13</svg:desc>
                </draw:g>
              </table:table-cell>
              <table:table-cell office:value-type="float" office:value="NaN">
                <text:p>NaN</text:p>
                <draw:g>
                  <svg:desc>Sheet1.B13:Sheet1.L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